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20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96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 Narrow" fo:font-size="11pt" fo:font-weight="bold" style:font-name-asian="Arial Narrow" style:font-size-asian="11pt" style:font-weight-asian="bold" style:font-name-complex="Arial Narro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711cm" svg:y1="2.215cm" svg:x2="0.68cm" svg:y2="3.246cm">
          <text:p/>
        </draw:line>
        <draw:path draw:style-name="gr2" draw:layer="layout" svg:width="1.459cm" svg:height="1.459cm" svg:x="0.44cm" svg:y="1.975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layer="layout" svg:width="2.45cm" svg:height="1.279cm" svg:x="0.2cm" svg:y="0.421cm">
          <draw:text-box>
            <text:p text:style-name="P1"><text:span text:style-name="T1">Блокировка в работе </text:span></text:p>
          </draw:text-box>
        </draw:frame>
        <draw:polygon draw:style-name="gr4" draw:layer="layout" svg:width="0.397cm" svg:height="1.591cm" svg:x="0.971cm" svg:y="1.908cm" svg:viewBox="0 0 398 1592" draw:points="0,1592 398,1592 398,0 0,0">
          <text:p/>
        </draw:polygon>
        <draw:polygon draw:style-name="gr2" draw:layer="layout" svg:width="0.397cm" svg:height="1.591cm" svg:x="0.971cm" svg:y="1.908cm" svg:viewBox="0 0 398 1592" draw:points="0,1592 398,1592 398,0 0,0">
          <text:p/>
        </draw:polygon>
        <draw:frame draw:style-name="gr3" draw:layer="layout" svg:width="2.35cm" svg:height="1.279cm" svg:x="1.75cm" svg:y="1.5cm">
          <draw:text-box>
            <text:p text:style-name="P1"><text:span text:style-name="T1">Вывод блокировки </text:span></text:p>
          </draw:text-box>
        </draw:frame>
        <draw:polygon draw:style-name="gr5" draw:layer="layout" svg:width="0.131cm" svg:height="0.397cm" svg:x="1.107cm" svg:y="2.018cm" svg:viewBox="0 0 132 398" draw:points="66,0 0,398 132,398">
          <text:p/>
        </draw:polygon>
        <draw:polygon draw:style-name="gr6" draw:layer="layout" svg:width="0.131cm" svg:height="0.397cm" svg:x="1.107cm" svg:y="2.018cm" svg:viewBox="0 0 132 398" draw:points="66,0 0,398 132,39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20" draw:display-name="Dash_2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1:11.937000000</meta:creation-date>
    <meta:editing-duration>PT58S</meta:editing-duration>
    <meta:editing-cycles>2</meta:editing-cycles>
    <meta:generator>LibreOffice/4.3.6.2$Windows_x86 LibreOffice_project/d50a87b2e514536ed401c18000dad4660b6a169e</meta:generator>
    <dc:date>2015-09-28T21:02:10.42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1:11.875000000"/>
  </office:meta>
</office:document-meta>
</file>